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1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" fo:font-size="11pt" style:font-size-asian="11pt" style:font-size-complex="11pt"/>
    </style:style>
    <style:style style:name="P2" style:family="paragraph" style:parent-style-name="Preformatted_20_Text">
      <style:text-properties style:font-name="Courier" fo:font-size="11pt" officeooo:paragraph-rsid="0020457c" style:font-size-asian="11pt" style:font-size-complex="11pt"/>
    </style:style>
    <style:style style:name="P3" style:family="paragraph" style:parent-style-name="Preformatted_20_Text">
      <style:text-properties style:font-name="Courier" fo:font-size="11pt" officeooo:paragraph-rsid="002233d6" style:font-size-asian="11pt" style:font-size-complex="11pt"/>
    </style:style>
    <style:style style:name="P4" style:family="paragraph" style:parent-style-name="Preformatted_20_Text">
      <style:text-properties style:font-name="Courier" fo:font-size="11pt" officeooo:paragraph-rsid="002693e8" style:font-size-asian="11pt" style:font-size-complex="11pt"/>
    </style:style>
    <style:style style:name="P5" style:family="paragraph" style:parent-style-name="Standard">
      <style:text-properties style:font-name="Courier" fo:font-size="11pt" officeooo:paragraph-rsid="0020457c" style:font-size-asian="11pt" style:font-size-complex="11pt"/>
    </style:style>
    <style:style style:name="P6" style:family="paragraph" style:parent-style-name="Standard">
      <style:text-properties style:font-name="Courier" fo:font-size="11pt" officeooo:paragraph-rsid="0021b731" style:font-size-asian="11pt" style:font-size-complex="11pt"/>
    </style:style>
    <style:style style:name="P7" style:family="paragraph" style:parent-style-name="Standard">
      <style:text-properties style:font-name="Courier" fo:font-size="11pt" officeooo:paragraph-rsid="002233d6" style:font-size-asian="11pt" style:font-size-complex="11pt"/>
    </style:style>
    <style:style style:name="P8" style:family="paragraph" style:parent-style-name="Preformatted_20_Text">
      <style:text-properties style:font-name="Courier" fo:font-size="11pt" style:font-size-asian="11pt" style:font-size-complex="11pt"/>
    </style:style>
    <style:style style:name="P9" style:family="paragraph" style:parent-style-name="Standard">
      <style:text-properties fo:color="#000000" style:font-name="Courier1" fo:font-size="11pt" officeooo:paragraph-rsid="0021b731" style:font-size-asian="11pt" style:font-size-complex="11pt"/>
    </style:style>
    <style:style style:name="P10" style:family="paragraph" style:parent-style-name="Standard">
      <style:text-properties fo:color="#000000" style:font-name="Courier1" fo:font-size="11pt" officeooo:paragraph-rsid="00273e57" style:font-size-asian="11pt" style:font-size-complex="11pt"/>
    </style:style>
    <style:style style:name="P11" style:family="paragraph" style:parent-style-name="Standard">
      <style:text-properties style:font-name="Courier" fo:font-size="11pt" officeooo:paragraph-rsid="00273e57" style:font-size-asian="11pt" style:font-size-complex="11pt"/>
    </style:style>
    <style:style style:name="P12" style:family="paragraph" style:parent-style-name="Standard">
      <style:text-properties officeooo:paragraph-rsid="00273e57"/>
    </style:style>
    <style:style style:name="T1" style:family="text">
      <style:text-properties fo:color="#ffffff" fo:background-color="#00a933" loext:char-shading-value="0"/>
    </style:style>
    <style:style style:name="T2" style:family="text">
      <style:text-properties fo:color="#ffffff" fo:background-color="#ff0000" loext:char-shading-value="0"/>
    </style:style>
    <style:style style:name="T3" style:family="text">
      <style:text-properties fo:color="#ffffff" fo:background-color="#0000ff" loext:char-shading-value="0"/>
    </style:style>
    <style:style style:name="T4" style:family="text">
      <style:text-properties fo:color="#ffffff" style:font-name="Courier1" fo:background-color="#0000ff" loext:char-shading-value="0"/>
    </style:style>
    <style:style style:name="T5" style:family="text">
      <style:text-properties fo:color="#ffffff" style:font-name="Courier1" fo:background-color="#ff0000" loext:char-shading-value="0"/>
    </style:style>
    <style:style style:name="T6" style:family="text">
      <style:text-properties fo:color="#ffffff" style:font-name="Courier1" fo:background-color="#0000ff"/>
    </style:style>
    <style:style style:name="T7" style:family="text">
      <style:text-properties fo:color="#ffffff" style:font-name="Courier1" fo:background-color="#ff0000"/>
    </style:style>
    <style:style style:name="T8" style:family="text">
      <style:text-properties fo:color="#ffffff" fo:background-color="#f10d0c" loext:char-shading-value="0"/>
    </style:style>
    <style:style style:name="T9" style:family="text">
      <style:text-properties fo:color="#ffffff" fo:background-color="#f10d0c" loext:char-shading-value="0"/>
    </style:style>
    <style:style style:name="T10" style:family="text">
      <style:text-properties fo:color="#ffffff" fo:background-color="#0000ff"/>
    </style:style>
    <style:style style:name="T11" style:family="text">
      <style:text-properties fo:color="#ffffff" fo:background-color="#ff0000"/>
    </style:style>
    <style:style style:name="T12" style:family="text">
      <style:text-properties fo:color="#ffffff" fo:background-color="#00ff00" loext:char-shading-value="0"/>
    </style:style>
    <style:style style:name="T13" style:family="text">
      <style:text-properties fo:color="#000000" fo:background-color="#00ff00" loext:char-shading-value="0"/>
    </style:style>
    <style:style style:name="T14" style:family="text">
      <style:text-properties fo:color="#000000" fo:background-color="#00ff00" loext:char-shading-value="0" style:font-name-asian="Noto Sans Mono CJK SC" style:font-name-complex="Liberation Mono"/>
    </style:style>
    <style:style style:name="T15" style:family="text">
      <style:text-properties fo:color="#000000" style:font-name="Courier1"/>
    </style:style>
    <style:style style:name="T16" style:family="text">
      <style:text-properties fo:color="#000000" style:font-name="Courier1" fo:background-color="#00ff00" loext:char-shading-value="0"/>
    </style:style>
    <style:style style:name="T17" style:family="text">
      <style:text-properties fo:color="#000000" style:font-name="Courier1"/>
    </style:style>
    <style:style style:name="T18" style:family="text">
      <style:text-properties fo:color="#000000" style:font-name="Courier1" fo:background-color="#00ff00"/>
    </style:style>
    <style:style style:name="T19" style:family="text">
      <style:text-properties fo:color="#000000" style:font-name="Courier1" officeooo:rsid="00273e57"/>
    </style:style>
    <style:style style:name="T20" style:family="text">
      <style:text-properties fo:background-color="#00ff00" loext:char-shading-value="0"/>
    </style:style>
    <style:style style:name="T21" style:family="text">
      <style:text-properties fo:background-color="#00ff00" loext:char-shading-value="0"/>
    </style:style>
    <style:style style:name="T22" style:family="text">
      <style:text-properties officeooo:rsid="0021b731"/>
    </style:style>
    <style:style style:name="T23" style:family="text">
      <style:text-properties officeooo:rsid="00273e57"/>
    </style:style>
    <style:style style:name="T24" style:family="text">
      <style:text-properties fo:background-color="#00ff00"/>
    </style:style>
    <style:style style:name="T25" style:family="text">
      <style:text-properties fo:background-color="#f10d0c" loext:char-shading-value="0"/>
    </style:style>
    <style:style style:name="T26" style:family="text">
      <style:text-properties fo:background-color="#f10d0c" loext:char-shading-value="0"/>
    </style:style>
    <style:style style:name="T27" style:family="text">
      <style:text-properties officeooo:rsid="00284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gt;Adineta_ric_AllatostatinA | Aric33919</text:p>
      <text:p text:style-name="P5"><text:span text:style-name="T3">MQTQFLLIAGLLAILVLFHCNTVAES</text:span>ASLLHDDDPWDDISKEEFEID<text:span text:style-name="T2">KR</text:span><text:span text:style-name="T20">LAAAKFASGLG</text:span><text:span text:style-name="T2">RR</text:span><text:span text:style-name="T20">LASEKFASGLG</text:span><text:span text:style-name="T2">KR</text:span><text:span text:style-name="T20">LASEKFASGLG</text:span><text:span text:style-name="T2">KR</text:span><text:span text:style-name="T20">LVAEKFASALG</text:span><text:span text:style-name="T2">KR</text:span><text:span text:style-name="T20">LAAEKFASGLG</text:span><text:span text:style-name="T2">K</text:span></text:p>
      <text:p text:style-name="P1"/>
      <text:p text:style-name="P1">&gt;Adineta_ric_AllatostatinB | Aric9711</text:p>
      <text:p text:style-name="P1"><text:span text:style-name="T3">MKVYFFVFVVLIVLVQTYFSNA</text:span>EFSESSSENDNLNRFMN<text:span text:style-name="T2">KR</text:span><text:span text:style-name="T13">LSSQWGKRLQTIWG</text:span><text:span text:style-name="T2">KR</text:span>SAS</text:p>
      <text:p text:style-name="P1">DNNELYQHILRELYRPSARMRQLEQSQNSVDNDPNHLTLEEFMAQR</text:p>
      <text:p text:style-name="P1"/>
      <text:p text:style-name="P1">&gt;Adineta_ric_AllatostatinC | Aric13105</text:p>
      <text:p text:style-name="P1">MYQINLTFTYILQYPPDSLISDYRLALASDHLRQIERQQISPPSYILQSDYIEKLPHINW</text:p>
      <text:p text:style-name="P2">P<text:span text:style-name="T2">KR</text:span>DLRASLKT<text:span text:style-name="T2">KRR</text:span><text:span text:style-name="T14">MLCFFNTVTCFG</text:span></text:p>
      <text:p text:style-name="P1"/>
      <text:p text:style-name="P1">&gt;Adineta_ric_CCHamide1 | Aric7312</text:p>
      <text:p text:style-name="P5"><text:span text:style-name="T4">MTRPSARKLPRCYSYFLVIVLLFQFIHSTQS</text:span><text:span text:style-name="T16">LALSSLCGQFGHSCFGGNWG</text:span><text:span text:style-name="T5">KR</text:span><text:span text:style-name="T15">EASTSTVKTDLLQANLDDLDGGTELTATANEDVLIKNLLLEEIRLSLLRQRLRHLLKLE</text:span></text:p>
      <text:p text:style-name="P1"/>
      <text:p text:style-name="P1">&gt;Adineta_ric_CCHamide<text:span text:style-name="T22">2</text:span> | Aric25886</text:p>
      <text:p text:style-name="P5"><text:span text:style-name="T4">MHLRSIFLAPFRLLIYLFIISSLFLLQTSRPIQA</text:span><text:span text:style-name="T16">ISLSRLCGSFGHSCFGANWG</text:span><text:span text:style-name="T5">KR</text:span><text:span text:style-name="T15">SSSDETSTRYIRLNLNDNDEARPVPAAGEDDILKEFRAKLLRQRLRQSASLDYDRIRRSLH</text:span></text:p>
      <text:p text:style-name="P1"/>
      <text:p text:style-name="P12"><text:span text:style-name="T15">&gt;</text:span><text:span text:style-name="T19">Adineta_ric_CCAP | </text:span><text:span text:style-name="T15">Aric16547</text:span></text:p>
      <text:p text:style-name="P12"><text:span text:style-name="T6">MFISSLPSTFILASCCLAMIIFLKSSC</text:span><text:span text:style-name="T15">AYVVDSNEIRQLDFNSPSYFDRYV</text:span><text:span text:style-name="T7">R</text:span><text:span text:style-name="T18">TTKFPRIG</text:span></text:p>
      <text:p text:style-name="P12"><text:span text:style-name="T7">R</text:span><text:span text:style-name="T15">SIYDNEDLSSLLDVNTNSEEATDENLEQ</text:span><text:span text:style-name="T7">R</text:span><text:span text:style-name="T18">SVLFPRIG</text:span><text:span text:style-name="T7">KR</text:span><text:span text:style-name="T15">AFHNLLWANSRSNPHRMLDS</text:span></text:p>
      <text:p text:style-name="P11"><text:span text:style-name="T15">QGRYYVNGYDYHIHQSPLNSVSRYRG</text:span><text:span text:style-name="T7">KR</text:span><text:span text:style-name="T15">SVSM</text:span></text:p>
      <text:p text:style-name="P1"/>
      <text:p text:style-name="P1">&gt;Adineta_ric_FMRFamide | Aric9742</text:p>
      <text:p text:style-name="P1"><text:span text:style-name="T3">MQSFSVYCLLLCSMIIFAAHQINA</text:span>METGDKFEATFPSEITSERTPEKVLTLREVLIHKARSAAAASSVSDDVAASAVAGGSDVEASVSVDGEEVDSVQCGNGQITIAKASLICLQLISTVTSDSNDASRSSQPNTLIQPSTIIDNEDIVNDDKEDDEDYFVVPRAAEFLRFG<text:span text:style-name="T8">R</text:span><text:span text:style-name="T20">QFPSTYSSFLRFG</text:span><text:span text:style-name="T8">R</text:span><text:span text:style-name="T20">SQPTFLRFG</text:span><text:span text:style-name="T8">R</text:span><text:span text:style-name="T20">PDPNGAAFLRFG</text:span><text:span text:style-name="T8">R</text:span><text:span text:style-name="T20">QAPSSASSNFLRFG</text:span><text:span text:style-name="T8">R</text:span><text:span text:style-name="T20">QFQQAASNNFLRFG</text:span><text:span text:style-name="T8">R</text:span><text:span text:style-name="T20">EAQPAASSNFLRFG</text:span><text:span text:style-name="T8">RK</text:span>GEFLRFG</text:p>
      <text:p text:style-name="P1"/>
      <text:p text:style-name="P1">&gt;Adineta_ric_Insulinlike | Aric4625</text:p>
      <text:p text:style-name="P7"><text:span text:style-name="T15">MPTIDDDLINLNHNFNYTDSHHDTNQGSLLEKILQADQQHQAKVLRHLHHILDGKIYYIKAAGVSYRQRLREDQCVVEYDGKYLNENSVIQLR</text:span><text:span text:style-name="T5">KK</text:span><text:span text:style-name="T15">LYRVENCLLERVFHACGPNLLLMLNVVCRVVEQHQITTPMPAVHRQTTSTSKDFLHRISPRASKTPR</text:span><text:span text:style-name="T16">VITESCCENLCTISELTRYCH</text:span><text:span text:style-name="T15">R</text:span></text:p>
      <text:p text:style-name="P1">&gt;Adineta_ric_Insulinlike | Aric9762</text:p>
      <text:p text:style-name="P7"><text:span text:style-name="T15">MPTNSTESDEEQVDAMFRREIDGTVYHIKAVGITYRQRVRSNQCFVEYDNQLLPENAVIKIR</text:span><text:span text:style-name="T5">KK</text:span><text:span text:style-name="T15">NFRVENCSLERVYHACGPNLLLMLSLVCRVIDQDVQSYSHSFANF</text:span><text:span text:style-name="T5">KR</text:span><text:span text:style-name="T15">STSLSPRSKFRSTTFSSNR</text:span><text:span text:style-name="T16">VVITDSCCENFCSIPELTRYCHQ</text:span></text:p>
      <text:p text:style-name="P1">&gt;Adineta_ric_Insulinlike | Aric22343</text:p>
      <text:p text:style-name="P7"><text:span text:style-name="T4">MLRSSFLMLCFLTILFISST</text:span><text:span text:style-name="T15">YEKNVTS</text:span><text:span text:style-name="T5">RKR</text:span><text:span text:style-name="T15">PHTSRHKPASIKLCGPTLVRMLDMVCDRARQLLMKTQRSSSDSTYQ</text:span><text:span text:style-name="T5">KR</text:span><text:span text:style-name="T15">QMIVDDDPFTR</text:span><text:span text:style-name="T16">TLSVTDYAQFNNTLVGDCCLQACTLKTLLKYC</text:span></text:p>
      <text:p text:style-name="P1"/>
      <text:p text:style-name="P1"/>
      <text:p text:style-name="P1">&gt;Adineta_ric_NeuropeptideF | Aric7400</text:p>
      <text:p text:style-name="P7"><text:span text:style-name="T4">MNSFFTHFLSLLICSIILIRLTSS</text:span><text:span text:style-name="T16">ASFPDPPPIPPPNASPDDWIRFWKLLHSYYAIIARPRFG</text:span><text:span text:style-name="T5">KR</text:span><text:span text:style-name="T15">SELTMIATRPASRLELLFPRSPVSENEIIYTLSGNRYNANPN</text:span><text:span text:style-name="T5">RR</text:span><text:span text:style-name="T15">SSTGDIQTLIYSDRE</text:span></text:p>
      <text:p text:style-name="P1">&gt;Adineta_ric_NeuropeptideF | Aric14847</text:p>
      <text:p text:style-name="P7"><text:span text:style-name="T4">MNSFFTHFLSLLICSIILIRLTSS</text:span><text:span text:style-name="T16">ASFPDPPPIPPPNASPDDWIRFWKLLHSYYAIIARPRFG</text:span><text:span text:style-name="T5">KR</text:span><text:span text:style-name="T15">SELTMIATRPASRLELLFPRSPVSENEIIYTLSGNRYNANPN</text:span><text:span text:style-name="T5">RR</text:span><text:span text:style-name="T15">SSTGDIQTLIYSDRE</text:span></text:p>
      <text:p text:style-name="P1">&gt;Adineta_ric_NeuropeptideF | Aric24819</text:p>
      <text:p text:style-name="P7"><text:span text:style-name="T4">MNWFGVSIFVNLLLFSILSVHLTSS</text:span><text:span text:style-name="T16">ASFPNPPQKPPSNASPDEQALFWKLLHNYYAIIARPRFG</text:span><text:span text:style-name="T5">KR</text:span><text:span text:style-name="T15">SESFVKQPSYLETGHFDSAPSASSEYDMDRFNHPINVDSVYTFENSD</text:span><text:span text:style-name="T5">KKRRRRR</text:span></text:p>
      <text:p text:style-name="P3">&gt;Adineta_ric_NeuropeptideF | Aric10243</text:p>
      <text:p text:style-name="P7"><text:soft-page-break/><text:span text:style-name="T15">MRNHSFNQIILLSKKPTHAHITNNNQSSSVVSTLNLDLFENEL</text:span><text:span text:style-name="T16">FCFPNPPQKPPSNASPDEQALFWKLLHNYYAIIARPRFG</text:span><text:span text:style-name="T5">KR</text:span><text:span text:style-name="T15">SESFVKHPSYLETGHFDSAPSASSEYDMDRFNHPINVDSVYTFENSD</text:span><text:span text:style-name="T5">KKRRRRR</text:span></text:p>
      <text:p text:style-name="P1">&gt;Adineta_ric_NeuropeptideF | Aric30292</text:p>
      <text:p text:style-name="P1">MSSINNKLRCLISWLIFLSLAIQIAYAVSSFTDVPPPP<text:span text:style-name="T8">KR</text:span>PERFHSREEL<text:span text:style-name="T8">KR</text:span><text:span text:style-name="T16">YLQEVHEYYAIIGRPRFG</text:span>RALM<text:span text:style-name="T8">KR</text:span>YIDPLDTHLLYIPNRSHEYSCHSGYDPCCFQ<text:span text:style-name="T8">KK</text:span>SEHFFSLS</text:p>
      <text:p text:style-name="P1"/>
      <text:p text:style-name="P4">&gt;Adineta_ric_OrcokininB | Aric20607</text:p>
      <text:p text:style-name="P4">MTTATMSTVLIAFLIAALCQLGTMGDEE<text:span text:style-name="T2">KKR</text:span><text:span text:style-name="T20">TLDSLSGSDFF</text:span><text:span text:style-name="T2">KK</text:span><text:span text:style-name="T20">SLDSLSGNDFF</text:span><text:span text:style-name="T2">KR</text:span>EDE<text:span text:style-name="T2">KR</text:span><text:span text:style-name="T20">TLDSLAGSDFF</text:span><text:span text:style-name="T2">KK</text:span><text:span text:style-name="T20">SLDSLSGNDFF</text:span><text:span text:style-name="T2">KR</text:span>EEE<text:span text:style-name="T2">KR</text:span><text:span text:style-name="T20">TLDSLSGSDFF</text:span><text:span text:style-name="T2">KK</text:span><text:span text:style-name="T20">SLDSLSGNDFF</text:span><text:span text:style-name="T2">KK</text:span><text:span text:style-name="T20">SLDSLSGNDFF</text:span><text:span text:style-name="T2">KK</text:span><text:span text:style-name="T20">SLDSLNGNDFF</text:span><text:span text:style-name="T2">KK</text:span><text:span text:style-name="T20">SLDSLSGNDFF</text:span><text:span text:style-name="T2">KR</text:span>GVRPLGMLRYSGRHMHRHHSNDQN</text:p>
      <text:p text:style-name="P1">&gt;Adineta_ric_OrcokininB | Aric22421</text:p>
      <text:p text:style-name="P6"><text:span text:style-name="T4">MTISINMSIMTVALMMITIYFVGING</text:span><text:span text:style-name="T15">EEEK</text:span><text:span text:style-name="T5">KR</text:span><text:span text:style-name="T16">TLDTVSGSDFF</text:span><text:span text:style-name="T5">KK</text:span><text:span text:style-name="T16">SLDSLSGNDFF</text:span><text:span text:style-name="T5">KR</text:span><text:span text:style-name="T15">NDE</text:span><text:span text:style-name="T5">KR</text:span><text:span text:style-name="T16">TLDSLSGSDFF</text:span><text:span text:style-name="T5">KK</text:span><text:span text:style-name="T16">SLDSLTGNDFF</text:span><text:span text:style-name="T5">KR</text:span><text:span text:style-name="T15">EE</text:span><text:span text:style-name="T5">KR</text:span><text:span text:style-name="T16">TLDSVSGSDFL</text:span><text:span text:style-name="T5">KK</text:span><text:span text:style-name="T16">SLDSVSGNDFF</text:span><text:span text:style-name="T5">KK</text:span><text:span text:style-name="T16">SLDSLNGNDFF</text:span><text:span text:style-name="T5">KK</text:span><text:span text:style-name="T16">SLDSVSGNDFF</text:span><text:span text:style-name="T5">KRR</text:span><text:span text:style-name="T15">INDQQYHHPHMSRDHYHVRFHKSKPADDNDK</text:span></text:p>
      <text:p text:style-name="P9"/>
      <text:p text:style-name="P9">&gt;<text:span text:style-name="T27">Adineta_ric_proctolin | </text:span>Aric30294</text:p>
      <text:p text:style-name="P9"><text:span text:style-name="T3">MHNIFSSIYLSIILSPIASNGA</text:span><text:span text:style-name="T21">RYHP</text:span><text:span text:style-name="T9">RR</text:span>AIDDDDDADDTRDLLRSLLRQASLRKIGFDSDDEDNYSNRFYFNEKIFFVQ</text:p>
      <text:p text:style-name="P9"/>
      <text:p text:style-name="P9">&gt;<text:span text:style-name="T23">Adineta_ric_PDF | </text:span>Aric19641</text:p>
      <text:p text:style-name="P10"><text:span text:style-name="T10">MILFITLATFCPNQAES</text:span>RAVHNIYKNGQPSHIAYLRLGDNDELASDDNSGENQDVYTHT<text:span text:style-name="T11">KRK</text:span><text:span text:style-name="T24">SELLSSLYGLPYALAR</text:span><text:span text:style-name="T11">KR</text:span>QAN</text:p>
      <text:p text:style-name="P1"/>
      <text:p text:style-name="P1">&gt;Adineta_ric_Vasopressin | Aric7596</text:p>
      <text:p text:style-name="P1"><text:span text:style-name="T4">MHKFTVLILSVILVQLSYA</text:span><text:span text:style-name="T16">CYITNCPIGG</text:span><text:span text:style-name="T8">KR</text:span>SSSFKLNHLTHDCPRCGMNGQCFGPSICCSSLGCRIGHPSDIRQCSVESQSTVPCLIKGAVCSTVPNGRCAANRVCCGTELCRMDESCSIIANQDDE</text:p>
      <text:p text:style-name="P1">&gt;Adineta_ric_Vasopressin | Aric13180</text:p>
      <text:p text:style-name="P1"><text:span text:style-name="T4">MHQFAILILFVAILEFNHG</text:span><text:span text:style-name="T16">CYITNCPIGG</text:span><text:span text:style-name="T8">KR</text:span>SSDLDNESYKHQCPRCGFGGQCFGPSICCNGLGCRIGHPSDVRQCSKESHSLTPCVINSAVCSSVPNGRCAAHGVCCGTESCQIDESCSEASNQEADNSREEHLPHSRFTLLQ</text:p>
      <text:p text:style-name="P1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1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4-04-08T15:14:05.333989380</dc:date>
    <meta:editing-duration>PT35M3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88" meta:character-count="3563" meta:non-whitespace-character-count="3521"/>
  </office:meta>
</office:document-meta>
</file>